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enjamin_Cousaert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9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Timesheets van Benjamin Cousaer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pdracht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7])" office:value-type="float" office:value="3" calcext:value-type="float">
            <text:p>3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cases oplijsten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Afspraken en indeling documentatie opmaken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2:.C16])" office:value-type="float" office:value="1.5" calcext:value-type="float">
            <text:p>1.5</text:p>
          </table:table-cell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5:29:23.466777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creation-date>2015-02-04T11:19:11Z</meta:creation-date>
    <dc:date>2017-02-21T15:29:44.153124000</dc:date>
    <meta:editing-cycles>33</meta:editing-cycles>
    <meta:editing-duration>PT42M33S</meta:editing-duration>
    <meta:document-statistic meta:table-count="1" meta:cell-count="22" meta:object-count="0"/>
  </office:meta>
</office:document-meta>
</file>